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</text:p>
      <text:p text:style-name="Standard"><text:s text:c="2"/>"sAgencyId": "4010200000012",</text:p>
      <text:p text:style-name="Standard"><text:s text:c="2"/>"sAgencyName": "Lentra",</text:p>
      <text:p text:style-name="Standard"><text:s text:c="2"/>"sAgentId": "401020000010",</text:p>
      <text:p text:style-name="Standard"><text:s text:c="2"/>"eFilter": "ALL",</text:p>
      <text:p text:style-name="Standard"><text:s text:c="2"/>"dtFromDate": 1571470054771,</text:p>
      <text:p text:style-name="Standard"><text:s text:c="2"/>"oHeader": {</text:p>
      <text:p text:style-name="Standard"><text:s text:c="4"/>"sAppID": null,</text:p>
      <text:p text:style-name="Standard"><text:s text:c="4"/>"sAppSource": "Android:1.11.10000 SIT",</text:p>
      <text:p text:style-name="Standard"><text:s text:c="4"/>"sBranchCode": null,</text:p>
      <text:p text:style-name="Standard"><text:s text:c="4"/>"sCroId": null,</text:p>
      <text:p text:style-name="Standard"><text:s text:c="4"/>"dtSubmit": 1578382035613,</text:p>
      <text:p text:style-name="Standard"><text:s text:c="4"/>"sDealerId": null,</text:p>
      <text:p text:style-name="Standard"><text:s text:c="4"/>"sDlrName": null,</text:p>
      <text:p text:style-name="Standard"><text:s text:c="4"/>"oDeviceInfo": null,</text:p>
      <text:p text:style-name="Standard"><text:s text:c="4"/>"sDsaId": null,</text:p>
      <text:p text:style-name="Standard"><text:s text:c="4"/>"instituteName": null,</text:p>
      <text:p text:style-name="Standard"><text:s text:c="4"/>"sInstID": "",</text:p>
      <text:p text:style-name="Standard"><text:s text:c="4"/>"sLoginId": null,</text:p>
      <text:p text:style-name="Standard"><text:s text:c="4"/>"sLoginRole": null,</text:p>
      <text:p text:style-name="Standard"><text:s text:c="4"/>"sProduct": null,</text:p>
      <text:p text:style-name="Standard"><text:s text:c="4"/>"sReqType": "application\/json",</text:p>
      <text:p text:style-name="Standard"><text:s text:c="4"/>"sRole": null,</text:p>
      <text:p text:style-name="Standard"><text:s text:c="4"/>"sSourceID": "GONOGO_HBL",</text:p>
      <text:p text:style-name="Standard"><text:s text:c="4"/>"sSubProduct": null,</text:p>
      <text:p text:style-name="Standard"><text:s text:c="4"/>"sZone": null</text:p>
      <text:p text:style-name="Standard"><text:s text:c="2"/>},</text:p>
      <text:p text:style-name="Standard"><text:s text:c="2"/>"iLimit": 100,</text:p>
      <text:p text:style-name="Standard"><text:s text:c="2"/>"iSkip": 0,</text:p>
      <text:p text:style-name="Standard"><text:s text:c="2"/>"sSuperAdminId": null,</text:p>
      <text:p text:style-name="Standard"><text:s text:c="2"/>"dtToDate": 1578382054771</text:p>
      <text:p text:style-name="Standard">}</text:p>
      <text:p text:style-name="Standard"/>
      <text:p text:style-name="Standard">"sAgencyId":"TRUEL","sAgencyName":"TRUELINE INVESTIGATION","sAgentId":"401919000038","eFilter":"ALL","dtFromDate":1571473370095,"oHeader":{"dtAppDate":null,"sAppID":null,"sAppSource":"Android:1.01.01 QA","sBranchCode":null,"sCpvId":null,"sCroId":null,"dtSubmit":1578385369898,"sDealerId":null,"oDeviceInfo":null,"sDsaId":"401919000038","sInstID":"4019","sProduct":"TW","sReqType":"application\/json","sSourceID":"GONOGO_HDBFS","sUserName":null,"sUserRole":null},"iLimit":100,"iSkip":0,"sSuperAdminId":null,"dtToDate":1578385370096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47:02.563146979</meta:creation-date>
    <dc:date>2020-01-07T13:54:27.225715869</dc:date>
    <meta:editing-duration>PT7M26S</meta:editing-duration>
    <meta:editing-cycles>1</meta:editing-cycles>
    <meta:document-statistic meta:table-count="0" meta:image-count="0" meta:object-count="0" meta:page-count="1" meta:paragraph-count="33" meta:word-count="65" meta:character-count="1221" meta:non-whitespace-character-count="1091"/>
    <meta:generator>LibreOffice/6.0.7.3$Linux_X86_64 LibreOffice_project/00m0$Build-3</meta:generator>
  </office:meta>
</office:document-meta>
</file>